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0981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147841d3a199ac23_147840146e071f44_14783c1096e66456_14783a449375cee6_14782eac2f522b72_147828dcd86c706b_1477f4586374987b_1477e248eaa14e5b_1477da463e66a852_1477d9ebfc108116_1477d93d2366b332_14769707bedb6496_147694ba0bc14e65_14764ba64aec1bf2_1476406135af5a14_bugnotes3"/>Estimados Compañeros:<text:line-break/><text:line-break/>Se dio alcance a las pruebas regresivas  solicitadas del desarrollo: ingresar dirección de trabajos de grado, registrando las observaciones en el caso de prueba según:<text:line-break/><text:line-break/>Solicitud: 216<text:line-break/>Nro Mantis: 0006174<text:line-break/><text:line-break/><text:bookmark text:name="14788edb28cdf7fb_147841d3a199ac23_147840146e071f44_14783c1096e66456_14783a449375cee6_14782eac2f522b72_147828dcd86c706b_1477f4586374987b_1477e248eaa14e5b_1477da463e66a852_1477d9ebfc108116_1477d93d2366b332_14769707bedb6496_147694ba0bc14e65_14764ba64aec1bf2_1476406135af5a14_bugnotes1"/>Resultado: <text:bookmark text:name="14788edb28cdf7fb_147841d3a199ac23_147840146e071f44_14783c1096e66456_14783a449375cee6_14782eac2f522b72_147828dcd86c706b_1477f4586374987b_1477e248eaa14e5b_1477da463e66a852_1477d9ebfc108116_1477d93d2366b332_14769707bedb6496_147694ba0bc14e65_14764ba64aec1bf2_1476406135af5a14_bugnotes"/>En los resultados de la pruebas regresivas se encontró un hallazgo mayor, los detalles se pueden ver en las observaciones de la solicitud 216. </text:p>
      <text:p text:style-name="P1"/>
      <text:p text:style-name="P1"><text:line-break/><text:line-break/>Por favor informar si se van a corregir antes de la solicitud de despliegue, en este caso se solicita nuevamente el paso de componentes (se actualizan los mismos archivo en el drive de componentes y pruebas), de lo contrario se puede enviar la solicitud de despliegue, teniendo en cuenta que quedan pendientes hallazgos, y para pruebas futuras del desarrollo corregido se procede a empezar de nuevo el proceso de pruebas para este desarrollo.<text:bookmark text:name="147841d3a199ac23_147840146e071f44_14783c1096e66456_14783a449375cee6_14782eac2f522b72_147828dcd86c706b_1477f4586374987b_1477e248eaa14e5b_1477da463e66a852_1477d9ebfc108116_1477d93d2366b332_14769707bedb6496_147694ba0bc14e65_14764ba64aec1bf2_1476406135af5a14_bugnotes2"/><text:bookmark text:name="147841d3a199ac23_147840146e071f44_14783c1096e66456_14783a449375cee6_14782eac2f522b72_147828dcd86c706b_1477f4586374987b_1477e248eaa14e5b_1477da463e66a852_1477d9ebfc108116_1477d93d2366b332_14769707bedb6496_147694ba0bc14e65_14764ba64aec1bf2_1476406135af5a14_bugnotes1"/><text:line-break/><text:line-break/><text:bookmark text:name="147841d3a199ac23_147840146e071f44_14783c1096e66456_14783a449375cee6_14782eac2f522b72_147828dcd86c706b_1477f4586374987b_1477e248eaa14e5b_1477da463e66a852_1477d9ebfc108116_1477d93d2366b332_14769707bedb6496_147694ba0bc14e65_14764ba64aec1bf2_1476406135af5a14_bugnotes"/><text:line-break/>Cordial Saludo</text:p>
      <text:p text:style-name="Standard"><draw:frame draw:style-name="fr1" draw:name="gráficos1" text:anchor-type="as-char" svg:width="0.026cm" svg:height="0.041cm" draw:z-index="0"><draw:image xlink:href="https://ci6.googleusercontent.com/proxy/RnNZfQn2o2xpggJQqefCOervMbPIci5mujDPJnvl43kv6Rtxjyh5gHN_JKVzeU-aaGz3pePFgxfoAAtZJZNx8mveVTc-11j98EfuAJVcumUenA=s0-d-e1-ft#https://ssl.gstatic.com/ui/v1/icons/mail/images/cleardot.gif" xlink:type="simple" xlink:show="embed" xlink:actuate="onLoad"/></draw:frame>Milena Sua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Luna</meta:initial-creator>
    <meta:creation-date>2014-07-30T18:10:18</meta:creation-date>
    <dc:date>2014-07-30T18:11:51</dc:date>
    <dc:creator>Ana Luna</dc:creator>
    <meta:editing-duration>P0D</meta:editing-duration>
    <meta:editing-cycles>1</meta:editing-cycles>
    <meta:document-statistic meta:table-count="0" meta:image-count="1" meta:object-count="0" meta:page-count="1" meta:paragraph-count="3" meta:word-count="134" meta:character-count="856" meta:non-whitespace-character-count="716"/>
    <meta:generator>LibreOffice/4.0.4.2$Linux_X86_64 LibreOffice_project/400m0$Build-2</meta:generator>
  </office:meta>
</office:document-meta>
</file>